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05in" svg:height="0.687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01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3">
            <text:p>3.00</text:p>
          </table:table-cell>
          <table:table-cell table:style-name="ce34" table:formula="of:=SUM([.E9:.T9])" office:value-type="float" office:value="59">
            <text:p>5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style-name="ce28" office:value-type="float" office:value="3">
            <text:p>3.00</text:p>
          </table:table-cell>
          <table:table-cell table:style-name="ce28"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0">
            <text:p>0.00</text:p>
          </table:table-cell>
          <table:table-cell table:style-name="ce34" table:formula="of:=SUM([.E10:.T10])" office:value-type="float" office:value="51">
            <text:p>51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5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10">
            <text:p>10.00</text:p>
          </table:table-cell>
          <table:table-cell office:value-type="float" office:value="1">
            <text:p>1.00</text:p>
          </table:table-cell>
          <table:table-cell table:style-name="ce34" table:formula="of:=SUM([.E11:.T11])" office:value-type="float" office:value="62">
            <text:p>62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20">
            <text:p>20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table:style-name="ce34" table:formula="of:=SUM([.E13:.T13])" office:value-type="float" office:value="65">
            <text:p>65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11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19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99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30">04/30/2009</text:date>, <text:time>06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30T06:31:52.48</dc:date>
    <meta:editing-duration>PT24H08M06S</meta:editing-duration>
    <meta:editing-cycles>223</meta:editing-cycles>
    <meta:printed-by>Joseph Lenox</meta:printed-by>
    <meta:print-date>2008-11-05T17:55:14.48</meta:print-date>
    <dc:creator>nck ham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